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List_20_Paragraph">
      <style:text-properties style:font-name="Times New Roman" fo:font-size="12pt" style:font-size-asian="12pt" style:font-size-complex="12pt"/>
    </style:style>
    <style:style style:name="P6" style:family="paragraph" style:parent-style-name="List_20_Paragraph" style:list-style-name="WWNum2">
      <style:text-properties style:font-name="Times New Roman" fo:font-size="12pt" style:font-size-asian="12pt" style:font-size-complex="12pt"/>
    </style:style>
    <style:style style:name="P7" style:family="paragraph" style:parent-style-name="List_20_Paragraph" style:list-style-name="WWNum3">
      <style:text-properties style:font-name="Times New Roman" fo:font-size="12pt" style:font-size-asian="12pt" style:font-size-complex="12pt"/>
    </style:style>
    <style:style style:name="P8" style:family="paragraph" style:parent-style-name="List_20_Paragraph" style:list-style-name="WWNum4">
      <style:text-properties style:font-name="Times New Roman" fo:font-size="12pt" style:font-size-asian="12pt" style:font-size-complex="12pt"/>
    </style:style>
    <style:style style:name="P9" style:family="paragraph" style:parent-style-name="List_20_Paragraph" style:list-style-name="WWNum5">
      <style:text-properties style:font-name="Times New Roman" fo:font-size="12pt" style:font-size-asian="12pt" style:font-size-complex="12pt"/>
    </style:style>
    <style:style style:name="P10" style:family="paragraph" style:parent-style-name="List_20_Paragraph" style:list-style-name="WWNum1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Specyfikacja wymagań gry SURVIVAL</text:p>
      <text:p text:style-name="P3"/>
      <text:p text:style-name="P3"/>
      <text:p text:style-name="P3">Projekt UnityProjekt</text:p>
      <text:p text:style-name="P1"/>
      <text:p text:style-name="P1"/>
      <text:p text:style-name="P1"/>
      <text:p text:style-name="P2">1.Opis gry.</text:p>
      <text:p text:style-name="P4"><text:tab/>Gra jednoosobowa (single player).</text:p>
      <text:p text:style-name="P4"><text:tab/>Gra polega na przeżyciu jak najdłuższego czasu w świecie gry.</text:p>
      <text:p text:style-name="P4"><text:tab/>Gra nie musi sie zakończyć.</text:p>
      <text:p text:style-name="P4"><text:tab/>Plansza gry generowana (nieskończona).</text:p>
      <text:p text:style-name="P4"><text:tab/>Występują przeciwnicy (AI).</text:p>
      <text:p text:style-name="P4"><text:tab/>Współczynniki ograniczają czas trwania gry.</text:p>
      <text:p text:style-name="P2"/>
      <text:p text:style-name="P2">2.Kategoria wiekowa użytkowników.</text:p>
      <text:p text:style-name="P4"><text:tab/>Głównym celem gry jest nakłonienie ludzi pomiędzy 12-21 rokiem życia do jej nabycia.</text:p>
      <text:p text:style-name="P4"><text:tab/>Gra jest celowana w najbardziej popularny zakres wiekowy osób kupujących takie <text:tab/>produkty.</text:p>
      <text:p text:style-name="P4"/>
      <text:list xml:id="list2658770090190679077" text:style-name="WWNum1">
        <text:list-header>
          <text:p text:style-name="P10">3.Słownik projektu</text:p>
        </text:list-header>
      </text:list>
      <text:p text:style-name="P5">AI – Logika postaci sterowanych przez komputer.</text:p>
      <text:p text:style-name="P5">Mapa – Pole rozgrywki gry.</text:p>
      <text:p text:style-name="P5">Player – osoba użytkująca gre.</text:p>
      <text:p text:style-name="P5">Menu – Piewsza karta startowa programu.</text:p>
      <text:p text:style-name="P5">Damage – Utrata pkt. Zdrowia gracza.</text:p>
      <text:p text:style-name="P5">Time – Czas w grze.</text:p>
      <text:p text:style-name="P5">Hunger – Współczynnik głodu w grze powodujący utratę zdrowia.</text:p>
      <text:p text:style-name="P5"/>
      <text:list xml:id="list39368543" text:continue-numbering="true" text:style-name="WWNum1">
        <text:list-header>
          <text:p text:style-name="P10">4.Opis Rozgrywki:</text:p>
        </text:list-header>
      </text:list>
      <text:list xml:id="list4491281249686514570" text:style-name="WWNum2">
        <text:list-item>
          <text:p text:style-name="P6">Gracz budzi się pośrodku lasu otoczony przez naturę , musi przetwać ataki wilków oraz polować na króliki aby nie umrzeć z głody, musi także ropalać ogniska aby nie zamarznąć. Punkty są liczone jako czas gracza spędzonego na pojedynczej rozgrywce.</text:p>
        </text:list-item>
      </text:list>
      <text:p text:style-name="P5"/>
      <text:list xml:id="list39377818" text:continue-list="list39368543" text:style-name="WWNum1">
        <text:list-header>
          <text:p text:style-name="P10">5.Wymagania funkcjonalne:</text:p>
        </text:list-header>
      </text:list>
      <text:list xml:id="list6422382643216566660" text:style-name="WWNum3">
        <text:list-item>
          <text:p text:style-name="P7">Uruchomienie gry</text:p>
        </text:list-item>
        <text:list-item>
          <text:p text:style-name="P7">Załadowanie stanu zapisanego</text:p>
        </text:list-item>
        <text:list-item>
          <text:p text:style-name="P7">Uruchomienie nowej gry</text:p>
        </text:list-item>
        <text:list-item>
          <text:p text:style-name="P7">Zapis stanu gry</text:p>
        </text:list-item>
        <text:list-item>
          <text:p text:style-name="P7"/>
        </text:list-item>
      </text:list>
      <text:list xml:id="list39387844" text:continue-list="list39377818" text:style-name="WWNum1">
        <text:list-header>
          <text:p text:style-name="P10">6.Ograniczenia:</text:p>
        </text:list-header>
      </text:list>
      <text:list xml:id="list8484463535151388668" text:style-name="WWNum4">
        <text:list-item>
          <text:p text:style-name="P8">Rozgrywka tylko z AI</text:p>
        </text:list-item>
        <text:list-item>
          <text:p text:style-name="P8">Projekt Tylko na PC</text:p>
        </text:list-item>
        <text:list-item>
          <text:p text:style-name="P8">Czas</text:p>
        </text:list-item>
        <text:list-item>
          <text:p text:style-name="P8">Zasoby</text:p>
        </text:list-item>
      </text:list>
      <text:p text:style-name="P5"/>
      <text:list xml:id="list39373162" text:continue-list="list39387844" text:style-name="WWNum1">
        <text:list-header>
          <text:p text:style-name="P10">7.Aktorzy:</text:p>
        </text:list-header>
      </text:list>
      <text:list xml:id="list5246723575643420014" text:style-name="WWNum5">
        <text:list-item>
          <text:p text:style-name="P9">Gracz</text:p>
        </text:list-item>
        <text:list-item>
          <text:p text:style-name="P9">Komput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Normalny" style:font-family-generic="roman" style:font-pitch="variable" style:font-charset="x-symbol"/>
    <style:font-face style:name="Tahoma1" svg:font-family="Tahoma"/>
    <style:font-face style:name="Courier New" svg:font-family="'Courier New'" style:font-adornments="Normalny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6M29S</meta:editing-duration>
    <meta:editing-cycles>16</meta:editing-cycles>
    <meta:generator>OpenOffice/4.1.5$Win32 OpenOffice.org_project/415m1$Build-9789</meta:generator>
    <dc:date>2018-03-12T19:18:06.87</dc:date>
    <dc:creator>lukasz kapelanczyk</dc:creator>
    <meta:document-statistic meta:table-count="0" meta:image-count="0" meta:object-count="0" meta:page-count="1" meta:paragraph-count="35" meta:word-count="191" meta:character-count="1250"/>
    <meta:user-defined meta:name="Info 1"/>
    <meta:user-defined meta:name="Info 2"/>
    <meta:user-defined meta:name="Info 3"/>
    <meta:user-defined meta:name="Info 4"/>
  </office:meta>
</office:document-meta>
</file>